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6374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2.9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5"/>
          <table:table-cell table:style-name="ce5" office:value-type="string" calcext:value-type="string">
            <text:p>Scelto</text:p>
          </table:table-cell>
          <table:table-cell table:style-name="ce5" office:value-type="string" calcext:value-type="string">
            <text:p>Completato</text:p>
          </table:table-cell>
          <table:table-cell table:style-name="ce5" office:value-type="string" calcext:value-type="string">
            <text:p>Backend</text:p>
          </table:table-cell>
          <table:table-cell table:style-name="ce5" office:value-type="string" calcext:value-type="string">
            <text:p>Frontend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T.</text:p>
          </table:table-cell>
          <table:table-cell table:style-name="ce13" office:value-type="string" calcext:value-type="string">
            <text:p>Verificati</text:p>
          </table:table-cell>
          <table:table-cell table:style-name="ce13" office:value-type="string" calcext:value-type="string">
            <text:p>Note</text:p>
          </table:table-cell>
          <table:table-cell table:style-name="ce13" table:number-columns-repeated="3"/>
        </table:table-row>
        <table:table-row table:style-name="ro2">
          <table:table-cell table:style-name="ce2" office:value-type="string" calcext:value-type="string" table:number-columns-spanned="1" table:number-rows-spanned="3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2]=&quot;m&quot;;0.5;1)" office:value-type="float" office:value="1" calcext:value-type="float">
            <text:p>1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3]=&quot;m&quot;;0.5;1)" office:value-type="float" office:value="0.5" calcext:value-type="float">
            <text:p>0.5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4]=&quot;m&quot;;0.5;1)" office:value-type="float" office:value="0.5" calcext:value-type="float">
            <text:p>0.5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5]=&quot;m&quot;;0.5;1)" office:value-type="float" office:value="1" calcext:value-type="float">
            <text:p>1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6]=&quot;m&quot;;0.5;1)" office:value-type="float" office:value="1" calcext:value-type="float">
            <text:p>1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3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7]=&quot;m&quot;;0.5;1)" office:value-type="float" office:value="1" calcext:value-type="float">
            <text:p>1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8]=&quot;m&quot;;0.5;1)" office:value-type="float" office:value="1" calcext:value-type="float">
            <text:p>1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9]=&quot;m&quot;;0.5;1)" office:value-type="float" office:value="0.5" calcext:value-type="float">
            <text:p>0.5</text:p>
          </table:table-cell>
          <table:table-cell table:style-name="ce13" office:value-type="string" calcext:value-type="string">
            <text:p>✅✅</text:p>
          </table:table-cell>
          <table:table-cell table:style-name="ce13" office:value-type="string" calcext:value-type="string">
            <text:p>non possiamo cambiare colori nell’online</text:p>
          </table:table-cell>
          <table:table-cell table:style-name="ce13"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10]=&quot;m&quot;;0.5;1)" office:value-type="float" office:value="1" calcext:value-type="float">
            <text:p>1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11]=&quot;m&quot;;0.5;1)" office:value-type="float" office:value="0.5" calcext:value-type="float">
            <text:p>0.5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3">
          <table: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12]=&quot;m&quot;;0.5;1)" office:value-type="float" office:value="1" calcext:value-type="float">
            <text:p>1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13]=&quot;m&quot;;0.5;1)" office:value-type="float" office:value="0.5" calcext:value-type="float">
            <text:p>0.5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string" calcext:value-type="string">
            <text:p>m</text:p>
          </table:table-cell>
          <table:table-cell table:style-name="ce13" table:formula="of:=IF([.H14]=&quot;m&quot;;0.5;1)" office:value-type="float" office:value="0.5" calcext:value-type="float">
            <text:p>0.5</text:p>
          </table:table-cell>
          <table:table-cell table:style-name="ce13" office:value-type="string" calcext:value-type="string">
            <text:p>✅✅</text:p>
          </table:table-cell>
          <table:table-cell table:style-name="ce13" table:number-columns-repeated="4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/>
          <table:table-cell table:style-name="ce13" table:formula="of:=SUM([.I2:.I14])" office:value-type="float" office:value="10" calcext:value-type="float">
            <text:p>10</text:p>
          </table:table-cell>
          <table:table-cell table:style-name="ce13" table:number-columns-repeated="5"/>
        </table:table-row>
        <table:table-row table:style-name="ro2" table:number-rows-repeated="16">
          <table:table-cell table:style-name="ce2"/>
          <table:table-cell table:style-name="ce13" table:number-columns-repeated="13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08:36:06.72067343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09:01:51.581305282</meta:creation-date>
    <dc:date>2025-09-19T09:24:00.809375683</dc:date>
    <meta:editing-duration>PT9H13M9S</meta:editing-duration>
    <meta:editing-cycles>12</meta:editing-cycles>
    <meta:generator>LibreOffice/25.2.6.2$Linux_X86_64 LibreOffice_project/0b720ef5e7394b1db407719d7da75840109af140</meta:generator>
    <meta:document-statistic meta:table-count="1" meta:cell-count="133" meta:object-count="0"/>
  </office:meta>
</office:document-meta>
</file>